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 table:number-rows-repeated="104815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21:28:24.8252850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1-23T21:33:00.691499497</dc:date>
    <dc:creator>Jesus Castagnetto</dc:creator>
    <meta:editing-duration>P3DT5H1M11S</meta:editing-duration>
    <meta:editing-cycles>273</meta:editing-cycles>
    <meta:generator>LibreOffice/6.4.6.2$Linux_X86_64 LibreOffice_project/40$Build-2</meta:generator>
    <meta:document-statistic meta:table-count="1" meta:cell-count="3204" meta:object-count="0"/>
  </office:meta>
</office:document-meta>
</file>